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ValuesPropertySourceTests.getPropertyReturnsSuppli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ValuesPropertySourceTests.containsPropertyWhenMissing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ValuesPropertySourceTests.getPropertyWhenMissing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ValuesPropertySourceTests.containsPropertyWhenPresen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ValuesPropertySourceTests.getPropertyNamesReturn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